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18f6" officeooo:paragraph-rsid="001118f6"/>
    </style:style>
    <style:style style:name="P2" style:family="paragraph" style:parent-style-name="Standard">
      <style:text-properties fo:font-weight="bold" officeooo:rsid="00126d72" officeooo:paragraph-rsid="001118f6" style:font-weight-asian="bold" style:font-weight-complex="bold"/>
    </style:style>
    <style:style style:name="P3" style:family="paragraph" style:parent-style-name="Standard">
      <style:paragraph-properties fo:break-before="page"/>
      <style:text-properties fo:font-weight="bold" officeooo:rsid="00126d72" officeooo:paragraph-rsid="001118f6" style:font-weight-asian="bold" style:font-weight-complex="bold"/>
    </style:style>
    <style:style style:name="P4" style:family="paragraph" style:parent-style-name="Preformatted_20_Text">
      <style:paragraph-properties fo:margin-left="0cm" fo:margin-right="0cm" fo:text-indent="0cm" style:auto-text-indent="false" fo:padding="0.049cm" fo:border="0.06pt solid #e3e3e3"/>
    </style:style>
    <style:style style:name="P5" style:family="paragraph" style:parent-style-name="Text_20_body">
      <style:paragraph-properties fo:margin-left="0cm" fo:margin-right="0cm" fo:text-indent="0cm" style:auto-text-indent="false" fo:padding="0.049cm" fo:border="0.06pt solid #e3e3e3"/>
    </style:style>
    <style:style style:name="P6" style:family="paragraph" style:parent-style-name="Preformatted_20_Text">
      <style:paragraph-properties fo:margin-left="0cm" fo:margin-right="0cm" fo:margin-top="0cm" fo:margin-bottom="0.499cm" style:contextual-spacing="false" fo:text-indent="0cm" style:auto-text-indent="false" fo:padding="0.049cm" fo:border="0.06pt solid #e3e3e3"/>
    </style:style>
    <style:style style:name="P7" style:family="paragraph" style:parent-style-name="Table_20_Contents">
      <style:paragraph-properties fo:margin-left="0cm" fo:margin-right="0cm" fo:text-indent="0cm" style:auto-text-indent="false"/>
    </style:style>
    <style:style style:name="P8" style:family="paragraph" style:parent-style-name="Table_20_Heading">
      <style:paragraph-properties fo:margin-left="0cm" fo:margin-right="0cm" fo:text-indent="0cm" style:auto-text-indent="false"/>
    </style:style>
    <style:style style:name="P9" style:family="paragraph" style:parent-style-name="Preformatted_20_Text">
      <style:paragraph-properties fo:margin-left="0cm" fo:margin-right="0cm" fo:text-indent="0cm" style:auto-text-indent="false" fo:padding="0.049cm" fo:border="0.06pt solid #e3e3e3"/>
      <style:text-properties loext:padding="0.049cm" loext:border="0.06pt solid #e3e3e3"/>
    </style:style>
    <style:style style:name="P10"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11" style:family="paragraph" style:parent-style-name="Standard">
      <style:paragraph-properties fo:margin-left="0cm" fo:margin-right="0cm" fo:text-indent="0cm" style:auto-text-indent="false"/>
      <style:text-properties loext:padding="0.049cm" loext:border="0.06pt solid #e3e3e3"/>
    </style:style>
    <style:style style:name="P12" style:family="paragraph" style:parent-style-name="Standard">
      <style:paragraph-properties fo:margin-left="0cm" fo:margin-right="0cm" fo:margin-top="0cm" fo:margin-bottom="0.499cm" style:contextual-spacing="false" fo:text-indent="0cm" style:auto-text-indent="false"/>
      <style:text-properties loext:padding="0.049cm" loext:border="0.06pt solid #e3e3e3"/>
    </style:style>
    <style:style style:name="P13" style:family="paragraph" style:parent-style-name="Text_20_body">
      <style:paragraph-properties fo:margin-left="0cm" fo:margin-right="0cm" fo:text-indent="0cm" style:auto-text-indent="false"/>
      <style:text-properties loext:padding="0.049cm" loext:border="0.06pt solid #e3e3e3"/>
    </style:style>
    <style:style style:name="P14"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15" style:family="paragraph" style:parent-style-name="Preformatted_20_Text">
      <style:paragraph-properties fo:margin-top="0cm" fo:margin-bottom="0.499cm" style:contextual-spacing="false" fo:padding="0.049cm" fo:border="0.06pt solid #e3e3e3"/>
    </style:style>
    <style:style style:name="P16" style:family="paragraph" style:parent-style-name="Preformatted_20_Text">
      <style:paragraph-properties fo:padding="0.049cm" fo:border="0.06pt solid #e3e3e3"/>
    </style:style>
    <style:style style:name="P17" style:family="paragraph" style:parent-style-name="Standard">
      <style:paragraph-properties fo:margin-left="0cm" fo:margin-right="0cm" fo:text-indent="0cm" style:auto-text-indent="false"/>
      <style:text-properties loext:padding="0.049cm" loext:border="0.06pt solid #e3e3e3"/>
    </style:style>
    <style:style style:name="P18" style:family="paragraph" style:parent-style-name="Standard">
      <style:paragraph-properties fo:margin-left="0cm" fo:margin-right="0cm" fo:margin-top="0cm" fo:margin-bottom="0.499cm" style:contextual-spacing="false" fo:text-indent="0cm" style:auto-text-indent="false"/>
      <style:text-properties loext:padding="0.049cm" loext:border="0.06pt solid #e3e3e3"/>
    </style:style>
    <style:style style:name="P19" style:family="paragraph" style:parent-style-name="Standard">
      <style:text-properties fo:font-weight="bold" officeooo:rsid="00126d72" officeooo:paragraph-rsid="001118f6" style:font-weight-asian="bold" style:font-weight-complex="bold"/>
    </style:style>
    <style:style style:name="P20" style:family="paragraph" style:parent-style-name="Standard">
      <style:text-properties fo:font-weight="bold" officeooo:rsid="001f2c12" officeooo:paragraph-rsid="001f2c12" style:font-weight-asian="bold" style:font-weight-complex="bold"/>
    </style:style>
    <style:style style:name="P21" style:family="paragraph" style:parent-style-name="Standard">
      <style:text-properties fo:font-weight="bold" officeooo:rsid="001f2c12" officeooo:paragraph-rsid="001f2c12" style:font-weight-asian="bold" style:font-weight-complex="bold" loext:padding="0.049cm" loext:border="0.06pt solid #e3e3e3"/>
    </style:style>
    <style:style style:name="P22"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23" style:family="paragraph" style:parent-style-name="Text_20_body" style:list-style-name="L1">
      <style:paragraph-properties fo:margin-left="0cm" fo:margin-right="0cm" fo:text-indent="0cm" style:auto-text-indent="false" fo:padding="0.049cm" fo:border="0.06pt solid #e3e3e3"/>
      <style:text-properties loext:padding="0.049cm" loext:border="0.06pt solid #e3e3e3"/>
    </style:style>
    <style:style style:name="P24" style:family="paragraph" style:parent-style-name="Text_20_body" style:list-style-name="L2">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25" style:family="paragraph" style:parent-style-name="Text_20_body" style:list-style-name="L2">
      <style:paragraph-properties fo:margin-left="0cm" fo:margin-right="0cm" fo:text-indent="0cm" style:auto-text-indent="false" fo:padding="0.049cm" fo:border="0.06pt solid #e3e3e3"/>
      <style:text-properties loext:padding="0.049cm" loext:border="0.06pt solid #e3e3e3"/>
    </style:style>
    <style:style style:name="P26"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27" style:family="paragraph" style:parent-style-name="Text_20_body" style:list-style-name="L3">
      <style:paragraph-properties fo:margin-left="0cm" fo:margin-right="0cm" fo:text-indent="0cm" style:auto-text-indent="false" fo:padding="0.049cm" fo:border="0.06pt solid #e3e3e3"/>
      <style:text-properties loext:padding="0.049cm" loext:border="0.06pt solid #e3e3e3"/>
    </style:style>
    <style:style style:name="P28" style:family="paragraph" style:parent-style-name="Text_20_body" style:list-style-name="L4">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29" style:family="paragraph" style:parent-style-name="Text_20_body" style:list-style-name="L4">
      <style:paragraph-properties fo:margin-left="0cm" fo:margin-right="0cm" fo:text-indent="0cm" style:auto-text-indent="false" fo:padding="0.049cm" fo:border="0.06pt solid #e3e3e3"/>
      <style:text-properties loext:padding="0.049cm" loext:border="0.06pt solid #e3e3e3"/>
    </style:style>
    <style:style style:name="P30" style:family="paragraph" style:parent-style-name="Text_20_body" style:list-style-name="L5">
      <style:paragraph-properties fo:margin-left="0cm" fo:margin-right="0cm" fo:text-indent="0cm" style:auto-text-indent="false" fo:padding="0.049cm" fo:border="0.06pt solid #e3e3e3"/>
      <style:text-properties loext:padding="0.049cm" loext:border="0.06pt solid #e3e3e3"/>
    </style:style>
    <style:style style:name="P31" style:family="paragraph" style:parent-style-name="Text_20_body" style:list-style-name="L6">
      <style:paragraph-properties fo:margin-left="0cm" fo:margin-right="0cm" fo:text-indent="0cm" style:auto-text-indent="false" fo:padding="0.049cm" fo:border="0.06pt solid #e3e3e3"/>
      <style:text-properties loext:padding="0.049cm" loext:border="0.06pt solid #e3e3e3"/>
    </style:style>
    <style:style style:name="P32" style:family="paragraph" style:parent-style-name="Text_20_body" style:list-style-name="L7">
      <style:paragraph-properties fo:margin-left="0cm" fo:margin-right="0cm" fo:text-indent="0cm" style:auto-text-indent="false" fo:padding="0.049cm" fo:border="0.06pt solid #e3e3e3"/>
      <style:text-properties loext:padding="0.049cm" loext:border="0.06pt solid #e3e3e3"/>
    </style:style>
    <style:style style:name="P33" style:family="paragraph" style:parent-style-name="Text_20_body" style:list-style-name="L8">
      <style:paragraph-properties fo:margin-left="0cm" fo:margin-right="0cm" fo:text-indent="0cm" style:auto-text-indent="false" fo:padding="0.049cm" fo:border="0.06pt solid #e3e3e3"/>
      <style:text-properties loext:padding="0.049cm" loext:border="0.06pt solid #e3e3e3"/>
    </style:style>
    <style:style style:name="P34" style:family="paragraph" style:parent-style-name="Text_20_body" style:list-style-name="L8">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35" style:family="paragraph" style:parent-style-name="Text_20_body">
      <style:paragraph-properties fo:margin-left="0cm" fo:margin-right="0cm" fo:text-indent="0cm" style:auto-text-indent="false"/>
      <style:text-properties loext:padding="0.049cm" loext:border="0.06pt solid #e3e3e3"/>
    </style:style>
    <style:style style:name="P36"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37"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38" style:family="paragraph" style:parent-style-name="Text_20_body">
      <style:paragraph-properties fo:margin-left="0cm" fo:margin-right="0cm" fo:text-indent="0cm" style:auto-text-indent="false" fo:padding="0.049cm" fo:border="0.06pt solid #e3e3e3"/>
    </style:style>
    <style:style style:name="P39" style:family="paragraph" style:parent-style-name="Text_20_body" style:list-style-name="L9">
      <style:paragraph-properties fo:margin-left="0cm" fo:margin-right="0cm" fo:text-indent="0cm" style:auto-text-indent="false" fo:padding="0.049cm" fo:border="0.06pt solid #e3e3e3"/>
    </style:style>
    <style:style style:name="P40" style:family="paragraph" style:parent-style-name="Text_20_body" style:list-style-name="L10">
      <style:paragraph-properties fo:margin-left="0cm" fo:margin-right="0cm" fo:text-indent="0cm" style:auto-text-indent="false" fo:padding="0.049cm" fo:border="0.06pt solid #e3e3e3"/>
    </style:style>
    <style:style style:name="P41" style:family="paragraph" style:parent-style-name="Text_20_body" style:list-style-name="L11">
      <style:paragraph-properties fo:margin-left="0cm" fo:margin-right="0cm" fo:text-indent="0cm" style:auto-text-indent="false" fo:padding="0.049cm" fo:border="0.06pt solid #e3e3e3"/>
    </style:style>
    <style:style style:name="P42" style:family="paragraph" style:parent-style-name="Text_20_body" style:list-style-name="L12">
      <style:paragraph-properties fo:margin-left="0cm" fo:margin-right="0cm" fo:text-indent="0cm" style:auto-text-indent="false" fo:padding="0.049cm" fo:border="0.06pt solid #e3e3e3"/>
    </style:style>
    <style:style style:name="P43" style:family="paragraph" style:parent-style-name="Text_20_body" style:list-style-name="L13">
      <style:paragraph-properties fo:margin-left="0cm" fo:margin-right="0cm" fo:text-indent="0cm" style:auto-text-indent="false" fo:padding="0.049cm" fo:border="0.06pt solid #e3e3e3"/>
    </style:style>
    <style:style style:name="P44" style:family="paragraph" style:parent-style-name="Text_20_body" style:list-style-name="L14">
      <style:paragraph-properties fo:margin-left="0cm" fo:margin-right="0cm" fo:text-indent="0cm" style:auto-text-indent="false" fo:padding="0.049cm" fo:border="0.06pt solid #e3e3e3"/>
    </style:style>
    <style:style style:name="T1" style:family="text">
      <style:text-properties officeooo:rsid="00232920"/>
    </style:style>
    <style:style style:name="T2" style:family="text">
      <style:text-properties officeooo:rsid="001e0324"/>
    </style:style>
    <style:style style:name="T3" style:family="text">
      <style:text-properties officeooo:rsid="001d604f"/>
    </style:style>
    <style:style style:name="T4" style:family="text">
      <style:text-properties loext:padding="0.049cm" loext:border="0.06pt solid #e3e3e3"/>
    </style:style>
    <style:style style:name="T5" style:family="text">
      <style:text-properties officeooo:rsid="001e470d"/>
    </style:style>
    <style:style style:name="fr1" style:family="graphic" style:parent-style-name="Graphics">
      <style:graphic-properties fo:margin-left="0cm" fo:margin-right="0cm" fo:margin-top="0cm" fo:margin-bottom="0cm" style:vertical-pos="top" style:vertical-rel="baseline" fo:padding="0.049cm" fo:border="0.06pt solid #e3e3e3"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P sanBlas – Módulo 0<text:span text:style-name="T3">2</text:span> – <text:span text:style-name="T5">16</text:span><text:span text:style-name="T1">/</text:span><text:span text:style-name="T2">0</text:span><text:span text:style-name="T3">2</text:span>/202<text:span text:style-name="T2">4</text:span></text:p>
      <text:p text:style-name="P2"/>
      <text:p text:style-name="P20">Interfaces de usuario <text:line-break/><text:a xlink:type="simple" xlink:href="https://es.wikipedia.org/wiki/Interfaz_de_usuario" text:style-name="Internet_20_link" text:visited-style-name="Visited_20_Internet_20_Link">https://es.wikipedia.org/wiki/Interfaz_de_usuario</text:a></text:p>
      <text:p text:style-name="P20"/>
      <text:p text:style-name="P20">Interfaces gráficas</text:p>
      <text:p text:style-name="P20"><text:a xlink:type="simple" xlink:href="https://es.wikipedia.org/wiki/Interfaz_gráfica_de_usuario" text:style-name="Internet_20_link" text:visited-style-name="Visited_20_Internet_20_Link">https://es.wikipedia.org/wiki/Interfaz_gr%C3%A1fica_de_usuario</text:a></text:p>
      <text:p text:style-name="P20"/>
      <text:p text:style-name="P20">Interfaces CLI </text:p>
      <text:p text:style-name="P20"><text:a xlink:type="simple" xlink:href="https://es.wikipedia.org/wiki/Interfaz_de_línea_de_comandos" text:style-name="Internet_20_link" text:visited-style-name="Visited_20_Internet_20_Link">https://es.wikipedia.org/wiki/Interfaz_de_l%C3%ADnea_de_comandos</text:a></text:p>
      <text:p text:style-name="P20"/>
      <text:p text:style-name="P20"/>
      <text:p text:style-name="P20"/>
      <text:p text:style-name="P21"><text:line-break/><draw:frame draw:style-name="fr1" draw:name="Imagen1" text:anchor-type="as-char" svg:width="0.635cm" svg:height="0.635cm" draw:z-index="2"><draw:image xlink:href="Pictures/100000000000007800000078EDC3B169886C47E9.png" xlink:type="simple" xlink:show="embed" xlink:actuate="onLoad" draw:mime-type="image/png"/><svg:title>User</svg:title></draw:frame></text:p>
      <text:p text:style-name="P11">Tú</text:p>
      <text:p text:style-name="P11">Pros y contras de tener un sistema microinformático con un arranque dual (por ejemplo windows 10 y linus mint 21)</text:p>
      <text:p text:style-name="P12">ChatGPT</text:p>
      <text:p text:style-name="P10">Tener un sistema microinformático con un arranque dual, como por ejemplo Windows 10 y Linux Mint 21, tiene sus ventajas y desventajas. Aquí te presento algunos pros y contras:</text:p>
      <text:p text:style-name="P5"><text:span text:style-name="Strong_20_Emphasis"><text:span text:style-name="T4">Pros:</text:span></text:span></text:p>
      <text:list text:style-name="L9">
        <text:list-item>
          <text:p text:style-name="P39"><text:span text:style-name="Strong_20_Emphasis"><text:span text:style-name="T4">Versatilidad</text:span></text:span><text:span text:style-name="T4">: Con un arranque dual, tienes acceso a dos sistemas operativos diferentes, lo que te permite utilizar el que mejor se adapte a tus necesidades en un momento dado. Por ejemplo, puedes utilizar Windows para juegos y Linux para programación o desarrollo.</text:span></text:p>
        </text:list-item>
        <text:list-item>
          <text:p text:style-name="P39"><text:span text:style-name="Strong_20_Emphasis"><text:span text:style-name="T4">Compatibilidad de software</text:span></text:span><text:span text:style-name="T4">: Al tener dos sistemas operativos, puedes acceder a una amplia gama de software que puede ser específico de cada plataforma. Esto te brinda más opciones y flexibilidad en términos de aplicaciones que puedes utilizar.</text:span></text:p>
        </text:list-item>
        <text:list-item>
          <text:p text:style-name="P39"><text:span text:style-name="Strong_20_Emphasis"><text:span text:style-name="T4">Aprendizaje y desarrollo</text:span></text:span><text:span text:style-name="T4">: Si estás interesado en aprender sobre diferentes sistemas operativos, un arranque dual te permite experimentar y familiarizarte tanto con Windows como con Linux. Esto puede ser útil tanto para usuarios domésticos como para profesionales de TI.</text:span></text:p>
        </text:list-item>
        <text:list-item>
          <text:p text:style-name="P39"><text:span text:style-name="Strong_20_Emphasis"><text:span text:style-name="T4">Estabilidad y seguridad</text:span></text:span><text:span text:style-name="T4">: Linux es conocido por su estabilidad y seguridad, por lo que tener Linux Mint como alternativa puede ofrecerte un entorno más seguro y menos propenso a virus y malware en comparación con Windows.</text:span></text:p>
        </text:list-item>
      </text:list>
      <text:p text:style-name="P5"><text:span text:style-name="Strong_20_Emphasis"><text:span text:style-name="T4">Contras:</text:span></text:span></text:p>
      <text:list text:style-name="L10">
        <text:list-item>
          <text:p text:style-name="P40"><text:span text:style-name="Strong_20_Emphasis"><text:span text:style-name="T4">Requerimientos de espacio en disco</text:span></text:span><text:span text:style-name="T4">: Tener dos sistemas operativos instalados en el mismo disco duro puede ocupar mucho espacio, especialmente si ambos sistemas están </text:span><text:soft-page-break/><text:span text:style-name="T4">completamente instalados con aplicaciones y datos. Esto puede limitar el espacio disponible para otros archivos y programas.</text:span></text:p>
        </text:list-item>
        <text:list-item>
          <text:p text:style-name="P40"><text:span text:style-name="Strong_20_Emphasis"><text:span text:style-name="T4">Dificultad de gestión</text:span></text:span><text:span text:style-name="T4">: Mantener dos sistemas operativos puede ser complicado, especialmente si no estás familiarizado con la gestión de múltiples sistemas. Pueden surgir problemas de compatibilidad, actualizaciones de software y gestión de archivos que pueden requerir conocimientos técnicos.</text:span></text:p>
        </text:list-item>
        <text:list-item>
          <text:p text:style-name="P40"><text:span text:style-name="Strong_20_Emphasis"><text:span text:style-name="T4">Problemas de compatibilidad de hardware</text:span></text:span><text:span text:style-name="T4">: Aunque la compatibilidad de hardware ha mejorado considerablemente en los últimos años, aún puede haber problemas con ciertos dispositivos o controladores en uno u otro sistema operativo. Esto puede resultar en un rendimiento subóptimo o la necesidad de buscar soluciones alternativas.</text:span></text:p>
        </text:list-item>
        <text:list-item>
          <text:p text:style-name="P40"><text:span text:style-name="Strong_20_Emphasis"><text:span text:style-name="T4">Posibles conflictos de arranque</text:span></text:span><text:span text:style-name="T4">: Si algo sale mal durante la instalación o configuración del arranque dual, podrías encontrarte con problemas de arranque que podrían dejar tu sistema inaccesible. Es importante hacer copias de seguridad y tener cuidado al modificar la configuración de arranque.</text:span></text:p>
        </text:list-item>
      </text:list>
      <text:p text:style-name="P10">En resumen, tener un sistema microinformático con un arranque dual puede ser beneficioso en términos de versatilidad y flexibilidad, pero también conlleva ciertos desafíos en términos de gestión y compatibilidad. Es importante evaluar cuidadosamente tus necesidades y habilidades técnicas antes de decidir implementar un arranque dual.</text:p>
      <text:p text:style-name="P14"><draw:frame draw:style-name="fr1" draw:name="Imagen2" text:anchor-type="as-char" svg:width="0.635cm" svg:height="0.635cm" draw:z-index="0"><draw:image xlink:href="Pictures/100000000000007800000078EDC3B169886C47E9.png" xlink:type="simple" xlink:show="embed" xlink:actuate="onLoad" draw:mime-type="image/png"/><svg:title>User</svg:title></draw:frame></text:p>
      <text:p text:style-name="P14">Tú</text:p>
      <text:p text:style-name="P14">Qué son los administradores de arranque? (boot managers) Indica el que usa los windows actuales, linux y un listado de cargadores de arranque genéricos. </text:p>
      <text:p text:style-name="P13">ChatGPT</text:p>
      <text:p text:style-name="P10">Los administradores de arranque, también conocidos como gestores de arranque o boot managers, son programas que se encargan de gestionar el proceso de arranque del sistema operativo en una computadora. Su función principal es cargar el sistema operativo seleccionado por el usuario cuando se enciende o reinicia el equipo.</text:p>
      <text:p text:style-name="P5"><text:span text:style-name="Strong_20_Emphasis"><text:span text:style-name="T4">Administrador de arranque utilizado en los sistemas operativos actuales:</text:span></text:span></text:p>
      <text:list text:style-name="L11">
        <text:list-item>
          <text:p text:style-name="P41"><text:span text:style-name="Strong_20_Emphasis"><text:span text:style-name="T4">Windows:</text:span></text:span><text:span text:style-name="T4"> El administrador de arranque utilizado en las versiones actuales de Windows, como Windows 10, es el "Windows Boot Manager" (Administrador de arranque de Windows). Este gestor de arranque está diseñado específicamente para cargar el sistema operativo Windows.</text:span></text:p>
        </text:list-item>
        <text:list-item>
          <text:p text:style-name="P41"><text:span text:style-name="Strong_20_Emphasis"><text:span text:style-name="T4">Linux:</text:span></text:span><text:span text:style-name="T4"> En los sistemas operativos basados en Linux, como Ubuntu, Fedora, y en este caso, Linux Mint, el administrador de arranque más común es GRUB (Grand Unified Boot </text:span><text:soft-page-break/><text:span text:style-name="T4">Loader). GRUB es altamente configurable y es capaz de arrancar múltiples sistemas operativos, incluyendo Windows, Linux y otros sistemas compatibles.</text:span></text:p>
        </text:list-item>
      </text:list>
      <text:p text:style-name="P5"><text:span text:style-name="Strong_20_Emphasis"><text:span text:style-name="T4">Lista de cargadores de arranque genéricos:</text:span></text:span></text:p>
      <text:list text:style-name="L12">
        <text:list-item>
          <text:p text:style-name="P42"><text:span text:style-name="Strong_20_Emphasis"><text:span text:style-name="T4">GRUB (Grand Unified Boot Loader):</text:span></text:span><text:span text:style-name="T4"> Como se mencionó anteriormente, GRUB es uno de los administradores de arranque más utilizados en sistemas basados en Linux. Es altamente configurable y compatible con una amplia variedad de sistemas operativos.</text:span></text:p>
        </text:list-item>
        <text:list-item>
          <text:p text:style-name="P42"><text:span text:style-name="Strong_20_Emphasis"><text:span text:style-name="T4">LILO (LInux LOader):</text:span></text:span><text:span text:style-name="T4"> LILO es otro gestor de arranque utilizado en sistemas Linux. Aunque ha sido reemplazado en gran medida por GRUB en muchas distribuciones, aún se encuentra en uso en algunas instalaciones más antiguas.</text:span></text:p>
        </text:list-item>
        <text:list-item>
          <text:p text:style-name="P42"><text:span text:style-name="Strong_20_Emphasis"><text:span text:style-name="T4">Syslinux:</text:span></text:span><text:span text:style-name="T4"> Syslinux es un cargador de arranque ligero y versátil que se utiliza principalmente en sistemas Linux y también en otras plataformas, como Windows y UEFI.</text:span></text:p>
        </text:list-item>
        <text:list-item>
          <text:p text:style-name="P42"><text:span text:style-name="Strong_20_Emphasis"><text:span text:style-name="T4">rEFInd:</text:span></text:span><text:span text:style-name="T4"> rEFInd es un gestor de arranque especialmente diseñado para sistemas EFI (Extensible Firmware Interface). Proporciona una interfaz gráfica para seleccionar el sistema operativo al iniciar la computadora y es compatible con una variedad de sistemas operativos, incluidos Linux, Windows y macOS.</text:span></text:p>
        </text:list-item>
        <text:list-item>
          <text:p text:style-name="P42"><text:span text:style-name="Strong_20_Emphasis"><text:span text:style-name="T4">Clover Bootloader:</text:span></text:span><text:span text:style-name="T4"> Clover es un cargador de arranque diseñado principalmente para sistemas macOS, pero también es compatible con otros sistemas operativos, como Windows y Linux, y es comúnmente utilizado en computadoras con configuraciones de arranque dual o triple.</text:span></text:p>
        </text:list-item>
      </text:list>
      <text:p text:style-name="P10">Estos son solo algunos ejemplos de administradores de arranque genéricos utilizados en sistemas operativos modernos. La elección del administrador de arranque depende del sistema operativo instalado y las preferencias del usuario en términos de funcionalidad y compatibilidad.</text:p>
      <text:p text:style-name="P14"><draw:frame draw:style-name="fr1" draw:name="Imagen3" text:anchor-type="as-char" svg:width="0.635cm" svg:height="0.635cm" draw:z-index="1"><draw:image xlink:href="Pictures/100000000000007800000078EDC3B169886C47E9.png" xlink:type="simple" xlink:show="embed" xlink:actuate="onLoad" draw:mime-type="image/png"/><svg:title>User</svg:title></draw:frame></text:p>
      <text:p text:style-name="P14">Tú</text:p>
      <text:p text:style-name="P14">Señala lo qué es un sistema de arranque nativo windows, como funciona y comandos para montar la solucón. </text:p>
      <text:p text:style-name="P13">ChatGPT</text:p>
      <text:p text:style-name="P10">Un sistema de arranque nativo de Windows se refiere al proceso por el cual el sistema operativo Windows se inicia en una computadora. Este proceso generalmente implica el uso del Administrador de arranque de Windows (Windows Boot Manager) y el Sistema de Archivos de Windows (NTFS) para cargar el sistema operativo desde el disco duro o SSD.</text:p>
      <text:p text:style-name="P10">El funcionamiento básico del sistema de arranque nativo de Windows implica los siguientes pasos:</text:p>
      <text:list text:style-name="L13">
        <text:list-item>
          <text:p text:style-name="P43"><text:soft-page-break/><text:span text:style-name="Strong_20_Emphasis"><text:span text:style-name="T4">POST (Power-On Self-Test):</text:span></text:span><text:span text:style-name="T4"> Cuando enciendes la computadora, el firmware de la BIOS o UEFI realiza un autodiagnóstico para verificar que todos los componentes de hardware estén funcionando correctamente.</text:span></text:p>
        </text:list-item>
        <text:list-item>
          <text:p text:style-name="P43"><text:span text:style-name="Strong_20_Emphasis"><text:span text:style-name="T4">Carga del Boot Manager:</text:span></text:span><text:span text:style-name="T4"> Después de completar el POST, la BIOS o UEFI carga el Administrador de arranque de Windows desde el sector de arranque del disco duro o SSD.</text:span></text:p>
        </text:list-item>
        <text:list-item>
          <text:p text:style-name="P43"><text:span text:style-name="Strong_20_Emphasis"><text:span text:style-name="T4">Selección del sistema operativo:</text:span></text:span><text:span text:style-name="T4"> El Administrador de arranque de Windows muestra una lista de los sistemas operativos instalados en el equipo (por ejemplo, diferentes versiones de Windows). El usuario puede seleccionar el sistema operativo deseado para iniciar.</text:span></text:p>
        </text:list-item>
        <text:list-item>
          <text:p text:style-name="P43"><text:span text:style-name="Strong_20_Emphasis"><text:span text:style-name="T4">Carga del núcleo del sistema operativo:</text:span></text:span><text:span text:style-name="T4"> Una vez que se selecciona el sistema operativo, el Administrador de arranque carga el núcleo del sistema operativo desde el disco duro o SSD en la memoria RAM y comienza el proceso de inicio del sistema operativo.</text:span></text:p>
        </text:list-item>
        <text:list-item>
          <text:p text:style-name="P43"><text:span text:style-name="Strong_20_Emphasis"><text:span text:style-name="T4">Inicio del sistema operativo:</text:span></text:span><text:span text:style-name="T4"> Finalmente, el sistema operativo Windows se inicia y carga todos los controladores y servicios necesarios para que el sistema esté completamente operativo.</text:span></text:p>
        </text:list-item>
      </text:list>
      <text:p text:style-name="P10">A continuación, se presentan algunos comandos útiles para administrar el sistema de arranque en entornos Windows:</text:p>
      <text:list text:style-name="L14">
        <text:list-item>
          <text:p text:style-name="P44"><text:span text:style-name="Strong_20_Emphasis"><text:span text:style-name="T4">bcdedit:</text:span></text:span><text:span text:style-name="T4"> Este comando se utiliza para visualizar y modificar la configuración del almacén de datos de configuración de inicio (BCD), que es utilizado por el Administrador de arranque de Windows para gestionar las opciones de inicio.</text:span></text:p>
        </text:list-item>
        <text:list-item>
          <text:p text:style-name="P44"><text:span text:style-name="Strong_20_Emphasis"><text:span text:style-name="T4">bootrec:</text:span></text:span><text:span text:style-name="T4"> Este comando permite reparar el sistema de arranque de Windows. Puede utilizarse para reconstruir el sector de arranque, reparar la configuración de inicio y solucionar problemas relacionados con el arranque del sistema.</text:span></text:p>
        </text:list-item>
        <text:list-item>
          <text:p text:style-name="P44"><text:span text:style-name="Strong_20_Emphasis"><text:span text:style-name="T4">diskpart:</text:span></text:span><text:span text:style-name="T4"> Este comando se utiliza para administrar discos y particiones en sistemas Windows. Puede ser útil para verificar la tabla de particiones y asegurarse de que la partición de arranque esté correctamente configurada.</text:span></text:p>
        </text:list-item>
      </text:list>
      <text:p text:style-name="P10">Estos son solo algunos de los comandos que puedes utilizar para administrar el sistema de arranque en un entorno Windows. Es importante tener cuidado al utilizar estos comandos, ya que modificaciones incorrectas pueden causar problemas en el arranque del sistema operativo. Se recomienda tener un respaldo completo del sistema antes de realizar cambios significativos en la configuración de arranque.</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1T11:05:22.837309852</meta:creation-date>
    <dc:date>2024-02-12T17:15:24.055093344</dc:date>
    <meta:editing-duration>PT7H19S</meta:editing-duration>
    <meta:editing-cycles>14</meta:editing-cycles>
    <meta:generator>LibreOffice/7.6.2.1$Linux_X86_64 LibreOffice_project/56f7684011345957bbf33a7ee678afaf4d2ba333</meta:generator>
    <meta:document-statistic meta:table-count="0" meta:image-count="3" meta:object-count="0" meta:page-count="4" meta:paragraph-count="53" meta:word-count="1281" meta:character-count="8619" meta:non-whitespace-character-count="7404"/>
  </office:meta>
</office:document-meta>
</file>